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entury Gothic" svg:font-family="'Century Gothic', Comfortaa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8.717cm"/>
    </style:style>
    <style:style style:name="Tableau1.B" style:family="table-column">
      <style:table-column-properties style:column-width="3.942cm"/>
    </style:style>
    <style:style style:name="Tableau1.C" style:family="table-column">
      <style:table-column-properties style:column-width="4.34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style:line-height-at-least="0.529cm" fo:orphans="2" fo:widows="2" fo:padding="0cm" fo:border="none"/>
    </style:style>
    <style:style style:name="P2" style:family="paragraph" style:parent-style-name="Text_20_body" style:list-style-name="L1">
      <style:paragraph-properties style:line-height-at-least="0.529cm" fo:orphans="2" fo:widows="2" fo:padding="0cm" fo:border="none"/>
    </style:style>
    <style:style style:name="P3" style:family="paragraph" style:parent-style-name="Text_20_body">
      <style:paragraph-properties style:line-height-at-least="0.529cm" fo:orphans="2" fo:widows="2" fo:padding="0cm" fo:border="none"/>
      <style:text-properties fo:font-variant="normal" fo:text-transform="none" fo:color="#656565" style:font-name="Arial1" fo:font-size="9pt" fo:letter-spacing="normal" fo:font-style="normal" fo:font-weight="normal"/>
    </style:style>
    <style:style style:name="P4" style:family="paragraph" style:parent-style-name="Text_20_body">
      <style:paragraph-properties style:line-height-at-least="0.529cm" fo:orphans="2" fo:widows="2" fo:padding="0cm" fo:border="none"/>
      <style:text-properties fo:font-variant="normal" fo:text-transform="none" fo:color="#656565" style:font-name="Arial1" fo:font-size="9pt" fo:letter-spacing="normal" fo:font-style="normal" fo:font-weight="bold"/>
    </style:style>
    <style:style style:name="P5" style:family="paragraph" style:parent-style-name="Text_20_body">
      <style:paragraph-properties style:line-height-at-least="0.529cm" fo:orphans="2" fo:widows="2" fo:padding="0cm" fo:border="none"/>
      <style:text-properties fo:font-variant="normal" fo:text-transform="none" fo:color="#656565" fo:letter-spacing="normal"/>
    </style:style>
    <style:style style:name="P6" style:family="paragraph" style:parent-style-name="Text_20_body" style:list-style-name="L1">
      <style:paragraph-properties fo:margin-top="0cm" fo:margin-bottom="0cm" style:line-height-at-least="0.529cm" fo:orphans="2" fo:widows="2" fo:padding="0cm" fo:border="none"/>
    </style:style>
    <style:style style:name="P7" style:family="paragraph" style:parent-style-name="Table_20_Contents">
      <style:paragraph-properties fo:margin-top="0cm" fo:margin-bottom="0.499cm"/>
    </style:style>
    <style:style style:name="P8" style:family="paragraph" style:parent-style-name="Heading_20_2">
      <style:text-properties fo:font-variant="normal" fo:text-transform="none" fo:color="#8c59a5" style:font-name="Century Gothic" fo:font-size="13.5pt" fo:letter-spacing="normal" fo:font-style="normal" fo:font-weight="normal"/>
    </style:style>
    <style:style style:name="P9" style:family="paragraph" style:parent-style-name="Heading_20_2">
      <style:paragraph-properties fo:margin-left="0cm" fo:margin-right="0cm" fo:margin-top="0cm" fo:margin-bottom="0.265cm" fo:orphans="2" fo:widows="2" fo:text-indent="0cm" style:auto-text-indent="false" fo:background-color="transparent" fo:padding="0cm" fo:border="none">
        <style:background-image style:position="top center" style:repeat="no-repeat"/>
      </style:paragraph-properties>
      <style:text-properties fo:font-variant="normal" fo:text-transform="none" fo:color="#8c59a5" style:font-name="Century Gothic" fo:font-size="13.5pt" fo:letter-spacing="normal" fo:font-style="normal" fo:font-weight="normal"/>
    </style:style>
    <style:style style:name="T1" style:family="text">
      <style:text-properties fo:color="#936d99"/>
    </style:style>
    <style:style style:name="T2" style:family="text">
      <style:text-properties fo:font-variant="normal" fo:text-transform="none" fo:color="#656565" style:font-name="Arial1" fo:font-size="9pt" fo:letter-spacing="normal" fo:font-style="normal" fo:font-weight="normal"/>
    </style:style>
    <style:style style:name="T3" style:family="text">
      <style:text-properties fo:font-variant="normal" fo:text-transform="none" fo:color="#936d99" style:font-name="Arial1" fo:font-size="9pt" fo:letter-spacing="normal" fo:font-style="normal" fo:font-weight="normal"/>
    </style:style>
    <style:style style:name="T4" style:family="text">
      <style:text-properties fo:font-variant="normal" fo:text-transform="none" fo:color="#cc340c" style:text-line-through-style="none" style:font-name="Arial1" fo:font-size="9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Quel est votre diplôme ?</text:h>
      <text:p text:style-name="P1"><text:span text:style-name="T2">Une formation de </text:span><text:span text:style-name="Strong_20_Emphasis"><text:span text:style-name="T3">6 années à temps plein</text:span></text:span><text:span text:style-name="T2"> après le baccalauréat, soit  plus de 5500 heures universitaires.</text:span></text:p>
      <text:p text:style-name="P1"><text:span text:style-name="T2">On y apprend les sciences fondamentales, biomécaniques et chiropratiques, et par-dessus tout, </text:span><text:span text:style-name="Strong_20_Emphasis"><text:span text:style-name="T3">un geste spécifique indolore et précis : l’ajustement chiropratique</text:span></text:span><text:span text:style-name="T2">.</text:span></text:p>
      <text:p text:style-name="P3">Des stages en clinique, en cabinet chiropratique, ainsi qu’un mémoire de fin d’études finalisent la formation et permettent l’obtention du diplôme.</text:p>
      <text:p text:style-name="P1"><text:span text:style-name="T2">La</text:span><text:span text:style-name="Strong_20_Emphasis"><text:span text:style-name="T3"> formation</text:span></text:span><text:span text:style-name="T2"> est </text:span><text:span text:style-name="Strong_20_Emphasis"><text:span text:style-name="T3">reconnue</text:span></text:span><text:span text:style-name="T2"> et </text:span><text:span text:style-name="Strong_20_Emphasis"><text:span text:style-name="T3">accréditée du ministère Américain et Européen de l’éducation</text:span></text:span><text:span text:style-name="T2">, d’où notre titre « Doctor of Chiropractic »</text:span></text:p>
      <text:h text:style-name="P9" text:outline-level="2">Différences entre la chiropraxie et l'ostéopathie?</text:h>
      <text:p text:style-name="P3">Notre formation est de 6 ans à temps plein. Contrairement aux ostéopathes où il faut chercher et vérifier leur formation/leur diplôme/leur durée de formation.</text:p>
      <text:p text:style-name="P3"><text:line-break/>Et au niveau législatif, certaines différences sont à mettre en évidence :<text:line-break/>Selon les décrets d’application (Décret n° 2011-32 du 7 janvier 2011 relatif aux actes et aux conditions d’exercice de la chiropraxie) :  <text:line-break/> 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ACTES</text:p>
          </table:table-cell>
          <table:table-cell table:style-name="Tableau1.A1" office:value-type="string">
            <text:p text:style-name="Table_20_Contents">CHIROPRACTEURS</text:p>
          </table:table-cell>
          <table:table-cell table:style-name="Tableau1.A1" office:value-type="string">
            <text:p text:style-name="Table_20_Contents">OSTEOPATHES</text:p>
          </table:table-cell>
        </table:table-row>
        <table:table-row>
          <table:table-cell table:style-name="Tableau1.A1" office:value-type="string">
            <text:p text:style-name="Table_20_Contents"> Mobilisations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AUTORISÉS</text:p>
          </table:table-cell>
        </table:table-row>
        <table:table-row>
          <table:table-cell table:style-name="Tableau1.A1" office:value-type="string">
            <text:p text:style-name="Table_20_Contents">Manipulations non forcees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AUTORISÉS</text:p>
          </table:table-cell>
        </table:table-row>
        <table:table-row>
          <table:table-cell table:style-name="Tableau1.A1" office:value-type="string">
            <text:p text:style-name="Table_20_Contents">Manipulations avec vecteur de force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<text:span text:style-name="Strong_20_Emphasis"><text:span text:style-name="T1">INTERDIT</text:span></text:span> </text:p>
          </table:table-cell>
        </table:table-row>
        <table:table-row>
          <table:table-cell table:style-name="Tableau1.A1" office:value-type="string">
            <text:p text:style-name="Table_20_Contents">Mobilisations et manipulations instrumentales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<text:span text:style-name="Strong_20_Emphasis"><text:span text:style-name="T1">INTERDIT</text:span></text:span> </text:p>
          </table:table-cell>
        </table:table-row>
        <table:table-row>
          <table:table-cell table:style-name="Tableau1.A1" office:value-type="string">
            <text:p text:style-name="Table_20_Contents">Mobilisations et manipulations mécaniquement assistées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<text:span text:style-name="Strong_20_Emphasis"><text:span text:style-name="T1">INTERDIT</text:span></text:span> </text:p>
          </table:table-cell>
        </table:table-row>
        <table:table-row>
          <table:table-cell table:style-name="Tableau1.A1" office:value-type="string">
            <text:p text:style-name="Table_20_Contents">Manipulations non forcées des cervicales</text:p>
          </table:table-cell>
          <table:table-cell table:style-name="Tableau1.A1" office:value-type="string">
            <text:p text:style-name="P7">AUTORISÉS</text:p>
            <text:p text:style-name="P7"><text:span text:style-name="Strong_20_Emphasis"><text:span text:style-name="T1">SANS</text:span></text:span> avis medical</text:p>
          </table:table-cell>
          <table:table-cell table:style-name="Tableau1.A1" office:value-type="string">
            <text:p text:style-name="Table_20_Contents"><text:span text:style-name="Strong_20_Emphasis"><text:span text:style-name="T1">seulement sous</text:span></text:span> avis medical</text:p>
          </table:table-cell>
        </table:table-row>
        <table:table-row>
          <table:table-cell table:style-name="Tableau1.A1" office:value-type="string">
            <text:p text:style-name="Table_20_Contents">Manipulations avec vecteur de force ou instrumentales des cervicales </text:p>
          </table:table-cell>
          <table:table-cell table:style-name="Tableau1.A1" office:value-type="string">
            <text:p text:style-name="P7">AUTORISÉS</text:p>
            <text:p text:style-name="P7"><text:span text:style-name="Strong_20_Emphasis"><text:span text:style-name="T1">SANS</text:span></text:span> avis medical</text:p>
          </table:table-cell>
          <table:table-cell table:style-name="Tableau1.A1" office:value-type="string">
            <text:p text:style-name="Table_20_Contents"><text:span text:style-name="Strong_20_Emphasis"><text:span text:style-name="T1">INTERDIT</text:span></text:span></text:p>
          </table:table-cell>
        </table:table-row>
        <table:table-row>
          <table:table-cell table:style-name="Tableau1.A1" office:value-type="string">
            <text:p text:style-name="Table_20_Contents">Possibilité de donner des conseils à visée antalgique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<text:span text:style-name="Strong_20_Emphasis"><text:span text:style-name="T1">INTERDIT</text:span></text:span> </text:p>
          </table:table-cell>
        </table:table-row>
        <table:table-row>
          <table:table-cell table:style-name="Tableau1.A1" office:value-type="string">
            <text:p text:style-name="Table_20_Contents">Traitement des troubles fonctionnels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AUTORISÉS</text:p>
          </table:table-cell>
        </table:table-row>
        <table:table-row>
          <table:table-cell table:style-name="Tableau1.A1" office:value-type="string">
            <text:p text:style-name="Table_20_Contents">Traitement de troubles de l’appareil locomoteur et de leurs conséquences</text:p>
          </table:table-cell>
          <table:table-cell table:style-name="Tableau1.A1" office:value-type="string">
            <text:p text:style-name="Table_20_Contents">AUTORISÉS</text:p>
          </table:table-cell>
          <table:table-cell table:style-name="Tableau1.A1" office:value-type="string">
            <text:p text:style-name="Table_20_Contents"><text:span text:style-name="Strong_20_Emphasis"><text:span text:style-name="T1">INTERDIT</text:span></text:span> </text:p>
          </table:table-cell>
        </table:table-row>
      </table:table>
      <text:p text:style-name="P5"> </text:p>
      <text:p text:style-name="P5"> </text:p>
      <text:p text:style-name="P4">Ainsi, les ostéopathes réalisant des manipulations vertébrales forcées, utilisant des tables mécaniquement assistées ou des instruments, font un acte illégal. Si un accident survient, aucune assurance ne couvrira les dommages.</text:p>
      <text:p text:style-name="P3">Pour plus d’informations vous pouvez consulter le site Légifrance :</text:p>
      <text:list xml:id="list4877174442866879500" text:style-name="L1">
        <text:list-item>
          <text:p text:style-name="P6"><text:soft-page-break/><text:a xlink:type="simple" xlink:href="https://web.archive.org/web/20160403001932/http://legifrance.gouv.fr/affichTexte.do?cidTexte=JORFTEXT000023387301&amp;categorieLien=id" office:target-frame-name="_self" xlink:show="replace" text:style-name="Internet_20_link" text:visited-style-name="Visited_20_Internet_20_Link"><text:span text:style-name="T4">Décret n°2011-32 du 7 janvier 2011 relatif aux actes et aux conditions d'exercice de la chiropraxie</text:span></text:a></text:p>
        </text:list-item>
        <text:list-item>
          <text:p text:style-name="P2"><text:a xlink:type="simple" xlink:href="https://web.archive.org/web/20160403001932/http://www.legifrance.gouv.fr/affichTexte.do?cidTexte=JORFTEXT000000462001&amp;dateTexte=&amp;categorieLien=id" office:target-frame-name="_self" xlink:show="replace" text:style-name="Internet_20_link" text:visited-style-name="Visited_20_Internet_20_Link"><text:span text:style-name="T4">Décret n°2007-435 du 25 mars 2007 relatif aux actes et aux conditions d'exercice de l'ostéopathie</text:span></text:a></text:p>
        </text:list-item>
      </text:list>
      <text:h text:style-name="P9" text:outline-level="2">Pourquoi ça craque?</text:h>
      <text:p text:style-name="P3">Le « crac » n’est pas dû aux os qui se cassent, qui se frottent les uns contre les autres, il est lié à l’ajustement de l’articulation.</text:p>
      <text:p text:style-name="P3">Il n’est pas obligatoirement là, cependant la plupart du temps il est présent.</text:p>
      <text:p text:style-name="P3">Il s’agit d’une libération du gaz pris dans une articulation mise sous tension par le mauvais positionnement de celle-ci.</text:p>
      <text:p text:style-name="P3">Cependant l’ajustement reste un geste spécifique, précis, non traumatique, non douloureux.</text:p>
      <text:h text:style-name="P9" text:outline-level="2">La chiropratique est-elle remboursée ?</text:h>
      <text:p text:style-name="P3">Non, la sécurité sociale ne prend pas en charge les actes chiropratiques.</text:p>
      <text:p text:style-name="P3">Toutefois de nombreuses mutuelles proposent dans leur forfait un remboursement complet ou partiel des soins chiropratiques, renseignez vous auprès de la vôt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entury Gothic" svg:font-family="'Century Gothic', Comfortaa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9T10:05:25.01</meta:creation-date>
    <meta:document-statistic meta:table-count="1" meta:image-count="0" meta:object-count="0" meta:page-count="2" meta:paragraph-count="57" meta:word-count="420" meta:character-count="2903"/>
    <dc:date>2023-05-19T10:05:53.44</dc:date>
    <meta:editing-duration>PT30S</meta:editing-duration>
    <meta:editing-cycles>1</meta:editing-cycles>
    <meta:generator>OpenOffice/4.1.14$Win32 OpenOffice.org_project/4114m1$Build-9811</meta:generator>
  </office:meta>
</office:document-meta>
</file>